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draw:fill="none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109cm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6.3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5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7cm" svg:height="1cm" svg:x="4.5cm" svg:y="3cm">
          <text:p text:style-name="P1"><text:span text:style-name="T1">Meteorological station</text:span></text:p>
          <text:p text:style-name="P1"><text:span text:style-name="T2">Campbell Scientific data loggers</text:span></text:p>
        </draw:rect>
        <draw:rect draw:style-name="gr1" draw:text-style-name="P2" draw:layer="layout" svg:width="10cm" svg:height="8cm" svg:x="3cm" svg:y="9.998cm">
          <text:p text:style-name="P1"><text:span text:style-name="T1">Eddy Pro</text:span></text:p>
          <text:p text:style-name="P1"><text:span text:style-name="T1"/></text:p>
          <text:p text:style-name="P3"><text:span text:style-name="T3">Compute fluxes (converts high frequency raw measurements </text:span><text:span text:style-name="T3"><text:line-break/></text:span><text:span text:style-name="T3">to 30 minutes fluxes)</text:span></text:p>
          <text:p text:style-name="P3"><text:span text:style-name="T3"><text:tab/></text:span><text:span text:style-name="T3">- Coordinate rotation</text:span></text:p>
          <text:p text:style-name="P3"><text:span text:style-name="T3"><text:tab/></text:span><text:span text:style-name="T3">- Detrending</text:span></text:p>
          <text:p text:style-name="P3"><text:span text:style-name="T3"><text:tab/></text:span><text:span text:style-name="T3">- Time lag compensation</text:span></text:p>
          <text:p text:style-name="P3"><text:span text:style-name="T3"><text:tab/></text:span><text:span text:style-name="T3">- Density compensation fluctuations</text:span></text:p>
          <text:p text:style-name="P3"><text:span text:style-name="T3">Quality screening / data filtering with : <text:s/></text:span></text:p>
          <text:p text:style-name="P3"><text:span text:style-name="T3"><text:tab/></text:span><text:span text:style-name="T3">- Spike removal (Vickers and Mahrt, 1997)</text:span></text:p>
          <text:p text:style-name="P3"><text:span text:style-name="T3"><text:tab/></text:span><text:span text:style-name="T3">- Amplitude resolution</text:span></text:p>
          <text:p text:style-name="P3"><text:span text:style-name="T3"><text:tab/></text:span><text:span text:style-name="T3">- Drop-outs</text:span></text:p>
          <text:p text:style-name="P3"><text:span text:style-name="T3"><text:tab/></text:span><text:span text:style-name="T3">- Absolute limits (H2O, CO2, CH4 concentrations)</text:span></text:p>
          <text:p text:style-name="P3"><text:span text:style-name="T3"><text:tab/></text:span><text:span text:style-name="T3">- Skewness and kurtosis</text:span></text:p>
          <text:p text:style-name="P3"><text:span text:style-name="T3"><text:tab/></text:span><text:span text:style-name="T3">- Discontinuities</text:span></text:p>
          <text:p text:style-name="P3"><text:span text:style-name="T3"><text:tab/></text:span><text:span text:style-name="T3">- Time lags</text:span></text:p>
          <text:p text:style-name="P3"><text:span text:style-name="T3"><text:tab/></text:span><text:span text:style-name="T3">- Assign quality flag (Mauder and Foken, 2004)</text:span></text:p>
          <text:p text:style-name="P3"><text:span text:style-name="T3"><text:tab/></text:span><text:span text:style-name="T3">- Wind direction filter</text:span></text:p>
          <text:p text:style-name="P3"><text:span text:style-name="T3"><text:tab/></text:span><text:span text:style-name="T3">-Flags / diagnostics</text:span></text:p>
        </draw:rect>
        <draw:rect draw:style-name="gr1" draw:text-style-name="P5" draw:layer="layout" svg:width="10cm" svg:height="6.004cm" svg:x="3cm" svg:y="20.996cm">
          <text:p text:style-name="P1"><text:span text:style-name="T1">Slow Filtering</text:span></text:p>
          <text:p text:style-name="P3"><text:span text:style-name="T3"/></text:p>
          <text:p text:style-name="P3"><text:span text:style-name="T3">Fluxes :</text:span></text:p>
          <text:p text:style-name="P3"><text:span text:style-name="T3"><text:tab/></text:span><text:span text:style-name="T3">- Despiking (Papale et al. 2006)</text:span></text:p>
          <text:p text:style-name="P3"><text:span text:style-name="T3"><text:tab/></text:span><text:span text:style-name="T3">- Absolute limits (LE, H, CO2 and CH4 flux)</text:span></text:p>
          <text:p text:style-name="P3"><text:span text:style-name="T3"><text:tab/></text:span><text:span text:style-name="T3">- Filter rain</text:span></text:p>
          <text:p text:style-name="P3"><text:span text:style-name="T3"><text:tab/></text:span><text:span text:style-name="T3">- Remove Mauder &amp; Foken (2004) bad data</text:span></text:p>
          <text:p text:style-name="P3"><text:span text:style-name="T3"><text:tab/></text:span><text:span text:style-name="T3">- Apply friction velocity threshold for CO2 and CH4 </text:span></text:p>
          <text:p text:style-name="P3"><text:span text:style-name="T3"><text:tab/></text:span><text:span text:style-name="T3"> <text:s/></text:span><text:span text:style-name="T3">fluxes (Papale et al. 2006)</text:span></text:p>
          <text:p text:style-name="P3"><text:span text:style-name="T3"><text:tab/></text:span><text:span text:style-name="T3">- Large energy balance violation (Isabelle et al. 2020)</text:span></text:p>
          <text:p text:style-name="P3"><text:span text:style-name="T3"/></text:p>
          <text:p text:style-name="P3"><text:span text:style-name="T3">Others : </text:span></text:p>
          <text:p text:style-name="P4"><text:span text:style-name="T4"><text:tab/></text:span><text:span text:style-name="T3">- Despiking (Papale et al. 2006)</text:span></text:p>
          <text:p text:style-name="P4"><text:span text:style-name="T3"><text:tab/></text:span><text:span text:style-name="T3">- Absolute limits</text:span></text:p>
        </draw:rect>
        <draw:ellipse draw:style-name="gr1" draw:text-style-name="P2" draw:layer="layout" svg:width="7cm" svg:height="2cm" svg:x="4.5cm" svg:y="4.999cm">
          <text:p text:style-name="P1"><text:span text:style-name="T3">Campbell Scientific binary data (.dat files)</text:span><text:span text:style-name="T3"><text:line-break/></text:span><text:span text:style-name="T3">10 Hz tables</text:span></text:p>
        </draw:ellipse>
        <draw:custom-shape draw:style-name="gr2" draw:text-style-name="P1" draw:layer="layout" svg:width="0.695cm" svg:height="0.2cm" draw:transform="rotate (-1.5707963267949) translate (8.1cm 4.1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4.475cm" svg:y="18.997cm">
          <text:p text:style-name="P1"><text:span text:style-name="T3">30 min data</text:span></text:p>
        </draw:ellipse>
        <draw:rect draw:style-name="gr1" draw:text-style-name="P6" draw:layer="layout" svg:width="4cm" svg:height="1cm" draw:transform="rotate (1.5707963267949) translate (1cm 7cm)">
          <text:p text:style-name="P1">On field</text:p>
        </draw:rect>
        <draw:rect draw:style-name="gr1" draw:text-style-name="P2" draw:layer="layout" svg:width="7cm" svg:height="1cm" svg:x="4.5cm" svg:y="7.999cm">
          <text:p text:style-name="P1"><text:span text:style-name="T1">Format conversion </text:span></text:p>
          <text:p text:style-name="P3"><text:span text:style-name="T5">Format conversion from .dat to .csv</text:span></text:p>
        </draw:rect>
        <draw:custom-shape draw:style-name="gr2" draw:text-style-name="P1" draw:layer="layout" svg:width="0.695cm" svg:height="0.2cm" draw:transform="rotate (-1.5707963267949) translate (8.1cm 7.1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95cm" svg:height="0.2cm" draw:transform="rotate (-1.5707963267949) translate (8.1cm 9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7cm" svg:height="3cm" svg:x="15cm" svg:y="6cm" draw:corner-radius="0.8cm">
          <text:p text:style-name="P1"><text:span text:style-name="T1">Launch_workflow.py</text:span></text:p>
          <text:p text:style-name="P1"><text:span text:style-name="T1"/></text:p>
          <text:p text:style-name="P3"><text:span text:style-name="T3">Specify paths of the different </text:span><text:span text:style-name="T3"><text:line-break/></text:span><text:span text:style-name="T3">directories where :</text:span></text:p>
          <text:p text:style-name="P3"><text:span text:style-name="T3">- data are stored</text:span></text:p>
          <text:p text:style-name="P3"><text:span text:style-name="T3">- intermediate results should be saved</text:span></text:p>
          <text:p text:style-name="P3"><text:span text:style-name="T3">- final results should be saved</text:span></text:p>
        </draw:rect>
        <draw:custom-shape draw:style-name="gr2" draw:text-style-name="P1" draw:layer="layout" svg:width="0.695cm" svg:height="0.2cm" draw:transform="rotate (-1.5707963267949) translate (8.1cm 18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95cm" svg:height="0.2cm" draw:transform="rotate (-1.5707963267949) translate (8.1cm 20.1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95cm" svg:height="0.2cm" draw:transform="rotate (-1.5707963267949) translate (8.1cm 27.14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6" draw:layer="layout" svg:width="27.4cm" svg:height="1cm" draw:transform="rotate (1.5707963267949) translate (1cm 35cm)">
          <text:p text:style-name="P1">Pipeline</text:p>
        </draw:rect>
        <draw:custom-shape draw:style-name="gr2" draw:text-style-name="P1" draw:layer="layout" svg:width="6.4cm" svg:height="0.2cm" draw:transform="rotate (-3.14159265358979) translate (14.8cm 7.6cm)">
          <text:p/>
          <draw:enhanced-geometry svg:viewBox="0 0 21600 21600" draw:mirror-horizontal="false" draw:mirror-vertical="false" draw:text-areas="0 ?f0 ?f5 ?f2" draw:type="right-arrow" draw:modifiers="20594.4071238869 5050.746268656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6cm" svg:height="0.2cm" draw:transform="rotate (-3.14159265358979) translate (14.8cm 14.1cm)">
          <text:p/>
          <draw:enhanced-geometry svg:viewBox="0 0 21600 21600" draw:mirror-horizontal="false" draw:mirror-vertical="false" draw:text-areas="0 ?f0 ?f5 ?f2" draw:type="right-arrow" draw:modifiers="19650.8287292818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4.475cm" svg:y="36cm">
          <text:p text:style-name="P1"><text:span text:style-name="T3">30 min final data</text:span></text:p>
        </draw:ellipse>
        <draw:rect draw:style-name="gr1" draw:text-style-name="P5" draw:layer="layout" svg:width="10cm" svg:height="4.004cm" svg:x="3cm" svg:y="27.996cm">
          <text:p text:style-name="P1"><text:span text:style-name="T1">Gap-filling</text:span></text:p>
          <text:p text:style-name="P3"><text:span text:style-name="T3"/></text:p>
          <text:p text:style-name="P3"><text:span text:style-name="T3">Fluxes : </text:span></text:p>
          <text:p text:style-name="P3"><text:span text:style-name="T3"><text:tab/></text:span><text:span text:style-name="T3">- Performed according to Reichtein (2005)</text:span></text:p>
          <text:p text:style-name="P3"><text:span text:style-name="T3"><text:tab/></text:span><text:span text:style-name="T3">- Machine learning</text:span></text:p>
          <text:p text:style-name="P3"><text:span text:style-name="T3">Others : </text:span></text:p>
          <text:p text:style-name="P3"><text:span text:style-name="T3"><text:tab/></text:span><text:span text:style-name="T3">- Interpolation</text:span></text:p>
          <text:p text:style-name="P3"><text:span text:style-name="T3"><text:tab/></text:span><text:span text:style-name="T3">- Station proxy</text:span></text:p>
          <text:p text:style-name="P3"><text:span text:style-name="T3"><text:tab/></text:span><text:span text:style-name="T3">- ERA5 reanalysis</text:span></text:p>
        </draw:rect>
        <draw:custom-shape draw:style-name="gr2" draw:text-style-name="P1" draw:layer="layout" svg:width="0.695cm" svg:height="0.2cm" draw:transform="rotate (-1.5707963267949) translate (8.1cm 35.14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6.4cm" svg:height="0.2cm" draw:transform="rotate (-3.14159265358979) translate (14.8cm 20.6cm)">
          <text:p/>
          <draw:enhanced-geometry svg:viewBox="0 0 21600 21600" draw:mirror-horizontal="false" draw:mirror-vertical="false" draw:text-areas="0 ?f0 ?f5 ?f2" draw:type="right-arrow" draw:modifiers="20594.4071238869 5050.746268656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7cm" svg:height="3cm" svg:x="15cm" svg:y="12.5cm" draw:corner-radius="0.8cm">
          <text:p text:style-name="P1"><text:span text:style-name="T1">Eddy Pro configuration files</text:span></text:p>
          <text:p text:style-name="P1"><text:span text:style-name="T1"/></text:p>
          <text:p text:style-name="P3"><text:span text:style-name="T3">- *.eddypro : the project file. Contains most </text:span><text:span text:style-name="T3"><text:line-break/></text:span><text:span text:style-name="T3"> <text:s/>of the processing options. </text:span></text:p>
          <text:p text:style-name="P3"><text:span text:style-name="T3">- *.metadata : additional information mostly</text:span><text:span text:style-name="T3"><text:line-break/></text:span><text:span text:style-name="T3">related to input file format</text:span></text:p>
        </draw:rect>
        <draw:rect draw:style-name="gr1" draw:text-style-name="P2" draw:layer="layout" svg:width="7cm" svg:height="3cm" svg:x="15cm" svg:y="19cm" draw:corner-radius="0.8cm">
          <text:p text:style-name="P1"><text:span text:style-name="T1">Variable_description.xlsx</text:span></text:p>
          <text:p text:style-name="P1"><text:span text:style-name="T1"/></text:p>
          <text:p text:style-name="P3"><text:span text:style-name="T3">Excel file that contains the name </text:span><text:span text:style-name="T3"><text:line-break/></text:span><text:span text:style-name="T3">correspondance between « raw » </text:span><text:span text:style-name="T3"><text:line-break/></text:span><text:span text:style-name="T3">variables names and final database </text:span></text:p>
          <text:p text:style-name="P3"><text:span text:style-name="T3">names. </text:span></text:p>
        </draw:rect>
        <draw:rect draw:style-name="gr1" draw:text-style-name="P2" draw:layer="layout" svg:width="7cm" svg:height="2cm" svg:x="15cm" svg:y="29cm" draw:corner-radius="0.8cm">
          <text:p text:style-name="P1"><text:span text:style-name="T1">gapfilling_configuration.xlsx</text:span></text:p>
          <text:p text:style-name="P1"><text:span text:style-name="T1"/></text:p>
          <text:p text:style-name="P3"><text:span text:style-name="T3">Contains all the user specified options</text:span><text:span text:style-name="T3"><text:line-break/></text:span><text:span text:style-name="T3">for gap filling</text:span></text:p>
        </draw:rect>
        <draw:custom-shape draw:style-name="gr2" draw:text-style-name="P1" draw:layer="layout" svg:width="1.6cm" svg:height="0.2cm" draw:transform="rotate (-3.14159265358979) translate (14.8cm 30.1cm)">
          <text:p/>
          <draw:enhanced-geometry svg:viewBox="0 0 21600 21600" draw:mirror-horizontal="false" draw:mirror-vertical="false" draw:text-areas="0 ?f0 ?f5 ?f2" draw:type="right-arrow" draw:modifiers="19650.8287292818 4835.82089552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7" draw:layer="layout" svg:x1="14cm" svg:y1="1cm" svg:x2="14cm" svg:y2="37cm">
          <text:p/>
        </draw:line>
        <draw:rect draw:style-name="gr4" draw:text-style-name="P9" draw:layer="layout" svg:width="6cm" svg:height="1cm" svg:x="5cm" svg:y="1.2cm">
          <text:p text:style-name="P8"><text:span text:style-name="T6">Data and processes</text:span></text:p>
        </draw:rect>
        <draw:rect draw:style-name="gr4" draw:text-style-name="P9" draw:layer="layout" svg:width="7cm" svg:height="1cm" svg:x="15cm" svg:y="1.4cm">
          <text:p text:style-name="P8"><text:span text:style-name="T6">Configuration files</text:span></text:p>
        </draw:rect>
        <draw:rect draw:style-name="gr1" draw:text-style-name="P5" draw:layer="layout" svg:width="10cm" svg:height="2cm" svg:x="3cm" svg:y="33cm">
          <text:p text:style-name="P1"><text:span text:style-name="T1">Energy balance</text:span></text:p>
          <text:p text:style-name="P3"><text:span text:style-name="T3"/></text:p>
          <text:p text:style-name="P3"><text:span text:style-name="T3">Compute energy storage</text:span></text:p>
          <text:p text:style-name="P3"><text:span text:style-name="T3">Energy balance correction (Mauder et al., 2013)</text:span></text:p>
        </draw:rect>
        <draw:custom-shape draw:style-name="gr5" draw:text-style-name="P1" draw:layer="layout" svg:width="0.695cm" svg:height="0.2cm" draw:transform="rotate (-1.5707963267949) translate (8.1cm 32.14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Standard">
        <draw:rect draw:style-name="gr1" draw:text-style-name="P2" draw:layer="layout" svg:width="7cm" svg:height="1cm" svg:x="2.5cm" svg:y="1cm">
          <text:p text:style-name="P1"><text:span text:style-name="T1">Meteorological station</text:span></text:p>
          <text:p text:style-name="P1"><text:span text:style-name="T2">Campbell Scientific data loggers</text:span></text:p>
        </draw:rect>
        <draw:rect draw:style-name="gr1" draw:text-style-name="P2" draw:layer="layout" svg:width="10cm" svg:height="8cm" svg:x="1cm" svg:y="7.998cm">
          <text:p text:style-name="P1"><text:span text:style-name="T1">Eddy Pro</text:span></text:p>
          <text:p text:style-name="P1"><text:span text:style-name="T1"/></text:p>
          <text:p text:style-name="P3"><text:span text:style-name="T3">Compute fluxes (converts high frequency raw measurements </text:span><text:span text:style-name="T3"><text:line-break/></text:span><text:span text:style-name="T3">to 30 minutes fluxes)</text:span></text:p>
          <text:p text:style-name="P3"><text:span text:style-name="T3"><text:tab/></text:span><text:span text:style-name="T3">- Coordinate rotation</text:span></text:p>
          <text:p text:style-name="P3"><text:span text:style-name="T3"><text:tab/></text:span><text:span text:style-name="T3">- Detrending</text:span></text:p>
          <text:p text:style-name="P3"><text:span text:style-name="T3"><text:tab/></text:span><text:span text:style-name="T3">- Time lag compensation</text:span></text:p>
          <text:p text:style-name="P3"><text:span text:style-name="T3"><text:tab/></text:span><text:span text:style-name="T3">- Density compensation fluctuations</text:span></text:p>
          <text:p text:style-name="P3"><text:span text:style-name="T3">Quality screening / data filtering with : <text:s/></text:span></text:p>
          <text:p text:style-name="P3"><text:span text:style-name="T3"><text:tab/></text:span><text:span text:style-name="T3">- Spike removal (Vickers and Mahrt, 1997)</text:span></text:p>
          <text:p text:style-name="P3"><text:span text:style-name="T3"><text:tab/></text:span><text:span text:style-name="T3">- Amplitude resolution</text:span></text:p>
          <text:p text:style-name="P3"><text:span text:style-name="T3"><text:tab/></text:span><text:span text:style-name="T3">- Drop-outs</text:span></text:p>
          <text:p text:style-name="P3"><text:span text:style-name="T3"><text:tab/></text:span><text:span text:style-name="T3">- Absolute limits (H2O, CO2, CH4 concentrations)</text:span></text:p>
          <text:p text:style-name="P3"><text:span text:style-name="T3"><text:tab/></text:span><text:span text:style-name="T3">- Skewness and kurtosis</text:span></text:p>
          <text:p text:style-name="P3"><text:span text:style-name="T3"><text:tab/></text:span><text:span text:style-name="T3">- Discontinuities</text:span></text:p>
          <text:p text:style-name="P3"><text:span text:style-name="T3"><text:tab/></text:span><text:span text:style-name="T3">- Time lags</text:span></text:p>
          <text:p text:style-name="P3"><text:span text:style-name="T3"><text:tab/></text:span><text:span text:style-name="T3">- Assign quality flag (Mauder and Foken, 2004)</text:span></text:p>
          <text:p text:style-name="P3"><text:span text:style-name="T3"><text:tab/></text:span><text:span text:style-name="T3">- Wind direction filter</text:span></text:p>
          <text:p text:style-name="P3"><text:span text:style-name="T3"><text:tab/></text:span><text:span text:style-name="T3">-Flags / diagnostics</text:span></text:p>
        </draw:rect>
        <draw:rect draw:style-name="gr1" draw:text-style-name="P5" draw:layer="layout" svg:width="10cm" svg:height="6.004cm" svg:x="12.9cm" svg:y="1.9cm">
          <text:p text:style-name="P1"><text:span text:style-name="T1">Slow Filtering</text:span></text:p>
          <text:p text:style-name="P3"><text:span text:style-name="T3"/></text:p>
          <text:p text:style-name="P3"><text:span text:style-name="T3">Fluxes :</text:span></text:p>
          <text:p text:style-name="P3"><text:span text:style-name="T3"><text:tab/></text:span><text:span text:style-name="T3">- Despiking (Papale et al. 2006)</text:span></text:p>
          <text:p text:style-name="P3"><text:span text:style-name="T3"><text:tab/></text:span><text:span text:style-name="T3">- Absolute limits (LE, H, CO2 and CH4 flux)</text:span></text:p>
          <text:p text:style-name="P3"><text:span text:style-name="T3"><text:tab/></text:span><text:span text:style-name="T3">- Filter rain</text:span></text:p>
          <text:p text:style-name="P3"><text:span text:style-name="T3"><text:tab/></text:span><text:span text:style-name="T3">- Remove Mauder &amp; Foken (2004) bad data</text:span></text:p>
          <text:p text:style-name="P3"><text:span text:style-name="T3"><text:tab/></text:span><text:span text:style-name="T3">- Apply friction velocity threshold for CO2 and CH4 </text:span></text:p>
          <text:p text:style-name="P3"><text:span text:style-name="T3"><text:tab/></text:span><text:span text:style-name="T3"> <text:s/></text:span><text:span text:style-name="T3">fluxes (Papale et al. 2006)</text:span></text:p>
          <text:p text:style-name="P3"><text:span text:style-name="T3"><text:tab/></text:span><text:span text:style-name="T3">- Large energy balance violation (Isabelle et al. 2020)</text:span></text:p>
          <text:p text:style-name="P3"><text:span text:style-name="T3"/></text:p>
          <text:p text:style-name="P3"><text:span text:style-name="T3">Others : </text:span></text:p>
          <text:p text:style-name="P4"><text:span text:style-name="T4"><text:tab/></text:span><text:span text:style-name="T3">- Despiking (Papale et al. 2006)</text:span></text:p>
          <text:p text:style-name="P4"><text:span text:style-name="T3"><text:tab/></text:span><text:span text:style-name="T3">- Absolute limits</text:span></text:p>
        </draw:rect>
        <draw:ellipse draw:style-name="gr1" draw:text-style-name="P2" draw:layer="layout" svg:width="7cm" svg:height="2cm" svg:x="2.5cm" svg:y="2.999cm">
          <text:p text:style-name="P1"><text:span text:style-name="T3">Campbell Scientific binary data (.dat files)</text:span><text:span text:style-name="T3"><text:line-break/></text:span><text:span text:style-name="T3">10 Hz tables</text:span></text:p>
        </draw:ellipse>
        <draw:custom-shape draw:style-name="gr5" draw:text-style-name="P1" draw:layer="layout" svg:width="0.695cm" svg:height="0.2cm" draw:transform="rotate (-1.5707963267949) translate (6.1cm 2.1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2.475cm" svg:y="16.997cm">
          <text:p text:style-name="P1"><text:span text:style-name="T3">30 min data</text:span></text:p>
        </draw:ellipse>
        <draw:rect draw:style-name="gr1" draw:text-style-name="P2" draw:layer="layout" svg:width="7cm" svg:height="1cm" svg:x="2.5cm" svg:y="5.999cm">
          <text:p text:style-name="P1"><text:span text:style-name="T1">Format conversion </text:span></text:p>
          <text:p text:style-name="P3"><text:span text:style-name="T5">Format conversion from .dat to .csv</text:span></text:p>
        </draw:rect>
        <draw:custom-shape draw:style-name="gr5" draw:text-style-name="P1" draw:layer="layout" svg:width="0.695cm" svg:height="0.2cm" draw:transform="rotate (-1.5707963267949) translate (6.1cm 5.1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95cm" svg:height="0.2cm" draw:transform="rotate (-1.5707963267949) translate (6.1cm 7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95cm" svg:height="0.2cm" draw:transform="rotate (-1.5707963267949) translate (6.1cm 16.1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695cm" svg:height="0.2cm" draw:transform="rotate (-1.5707963267949) translate (18cm 8.0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draw:layer="layout" svg:width="7.05cm" svg:height="1cm" svg:x="14.375cm" svg:y="16.904cm">
          <text:p text:style-name="P1"><text:span text:style-name="T3">30 min final data</text:span></text:p>
        </draw:ellipse>
        <draw:rect draw:style-name="gr1" draw:text-style-name="P5" draw:layer="layout" svg:width="10cm" svg:height="4.004cm" svg:x="12.9cm" svg:y="8.9cm">
          <text:p text:style-name="P1"><text:span text:style-name="T1">Gap-filling</text:span></text:p>
          <text:p text:style-name="P3"><text:span text:style-name="T3"/></text:p>
          <text:p text:style-name="P3"><text:span text:style-name="T3">Fluxes : </text:span></text:p>
          <text:p text:style-name="P3"><text:span text:style-name="T3"><text:tab/></text:span><text:span text:style-name="T3">- Performed according to Reichtein (2005)</text:span></text:p>
          <text:p text:style-name="P3"><text:span text:style-name="T3"><text:tab/></text:span><text:span text:style-name="T3">- Machine learning</text:span></text:p>
          <text:p text:style-name="P3"><text:span text:style-name="T3">Others : </text:span></text:p>
          <text:p text:style-name="P3"><text:span text:style-name="T3"><text:tab/></text:span><text:span text:style-name="T3">- Interpolation</text:span></text:p>
          <text:p text:style-name="P3"><text:span text:style-name="T3"><text:tab/></text:span><text:span text:style-name="T3">- Station proxy</text:span></text:p>
          <text:p text:style-name="P3"><text:span text:style-name="T3"><text:tab/></text:span><text:span text:style-name="T3">- ERA5 reanalysis</text:span></text:p>
        </draw:rect>
        <draw:custom-shape draw:style-name="gr5" draw:text-style-name="P1" draw:layer="layout" svg:width="0.695cm" svg:height="0.2cm" draw:transform="rotate (-1.5707963267949) translate (18cm 16.0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5" draw:layer="layout" svg:width="10cm" svg:height="2cm" svg:x="12.9cm" svg:y="13.904cm">
          <text:p text:style-name="P1"><text:span text:style-name="T1">Energy balance</text:span></text:p>
          <text:p text:style-name="P3"><text:span text:style-name="T3"/></text:p>
          <text:p text:style-name="P3"><text:span text:style-name="T3">Compute energy storage</text:span></text:p>
          <text:p text:style-name="P3"><text:span text:style-name="T3">Energy balance correction (Mauder et al., 2013)</text:span></text:p>
        </draw:rect>
        <draw:custom-shape draw:style-name="gr5" draw:text-style-name="P1" draw:layer="layout" svg:width="0.695cm" svg:height="0.2cm" draw:transform="rotate (-1.5707963267949) translate (18cm 13.05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1cm" svg:height="2.35cm" draw:transform="rotate (1.5707963267949) translate (9.65cm 17.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1cm" svg:height="16.55cm" svg:x="11.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cm" svg:height="6cm" draw:transform="rotate (1.5707963267949) translate (12cm 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95cm" svg:height="0.2cm" draw:transform="rotate (-1.5707963267949) translate (18.05cm 1.10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9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3-25T20:16:46.05</meta:creation-date>
    <dc:date>2022-01-06T14:34:38.946000000</dc:date>
    <meta:editing-duration>PT21H7M50S</meta:editing-duration>
    <meta:editing-cycles>32</meta:editing-cycles>
    <meta:generator>LibreOffice/7.1.0.3$Windows_X86_64 LibreOffice_project/f6099ecf3d29644b5008cc8f48f42f4a40986e4c</meta:generator>
    <meta:document-statistic meta:object-count="50"/>
  </office:meta>
</office:document-meta>
</file>